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text-properties style:font-name="Arial" fo:language="zxx" fo:country="none" style:language-asian="zxx" style:country-asian="none" style:language-complex="zxx" style:country-complex="non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Text_20_body">
      <style:paragraph-properties fo:text-align="center" style:justify-single-word="false"/>
    </style:style>
    <style:style style:name="P7"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8" style:family="paragraph" style:parent-style-name="Standard">
      <style:paragraph-properties fo:text-align="start"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9" style:family="paragraph" style:parent-style-name="Standard">
      <style:text-properties style:font-name="Arial" fo:language="en" fo:country="GB" style:language-asian="zxx" style:country-asian="none" style:language-complex="zxx" style:country-complex="none"/>
    </style:style>
    <style:style style:name="P10" style:family="paragraph" style:parent-style-name="Code">
      <style:text-properties fo:language="en" fo:country="GB" style:language-asian="zxx" style:country-asian="none" style:language-complex="zxx" style:country-complex="none"/>
    </style:style>
    <style:style style:name="P11" style:family="paragraph" style:parent-style-name="Code">
      <style:text-properties style:font-name="Courier New1" fo:language="zxx" fo:country="none" style:language-asian="zxx" style:country-asian="none" style:language-complex="zxx" style:country-complex="none"/>
    </style:style>
    <style:style style:name="P12"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3" style:family="paragraph" style:parent-style-name="Standard">
      <style:paragraph-properties fo:margin-left="0cm" fo:margin-right="0cm" fo:text-align="center" style:justify-single-word="false" fo:text-indent="0cm" style:auto-text-indent="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5"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16" style:family="paragraph" style:parent-style-name="Text_20_body">
      <style:paragraph-properties fo:margin-left="0cm" fo:margin-right="0cm" fo:text-align="center" style:justify-single-word="false" fo:text-indent="0cm" style:auto-text-indent="fals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ext_20_body">
      <style:paragraph-properties fo:margin-top="0cm" fo:margin-bottom="0.499cm"/>
    </style:style>
    <style:style style:name="P21"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22" style:family="paragraph" style:parent-style-name="Text_20_body" style:list-style-name="L1">
      <style:text-properties style:font-name="Arial" fo:language="en" fo:country="GB" style:language-asian="zxx" style:country-asian="none" style:language-complex="zxx" style:country-complex="none"/>
    </style:style>
    <style:style style:name="P23" style:family="paragraph" style:parent-style-name="Text_20_body" style:list-style-name="L2">
      <style:text-properties style:font-name="Arial" fo:language="en" fo:country="GB" style:language-asian="zxx" style:country-asian="none" style:language-complex="zxx" style:country-complex="none"/>
    </style:style>
    <style:style style:name="P24" style:family="paragraph" style:parent-style-name="Text_20_body" style:list-style-name="L4">
      <style:text-properties style:font-name="Arial" fo:language="en" fo:country="GB" style:font-name-asian="Andale Sans UI" style:language-asian="zxx" style:country-asian="none" style:font-name-complex="Tahoma" style:language-complex="zxx" style:country-complex="none"/>
    </style:style>
    <style:style style:name="P25" style:family="paragraph" style:parent-style-name="Text_20_body">
      <style:text-properties fo:language="en" fo:country="GB" style:language-asian="zxx" style:country-asian="none" style:language-complex="zxx" style:country-complex="none"/>
    </style:style>
    <style:style style:name="P26" style:family="paragraph" style:parent-style-name="Text_20_body" style:list-style-name="L1">
      <style:text-properties fo:language="en" fo:country="GB" style:language-asian="zxx" style:country-asian="none" style:language-complex="zxx" style:country-complex="none"/>
    </style:style>
    <style:style style:name="P27" style:family="paragraph" style:parent-style-name="Text_20_body">
      <style:text-properties fo:language="en" fo:country="GB" fo:font-weight="bold" style:language-asian="zxx" style:country-asian="none" style:language-complex="zxx" style:country-complex="none"/>
    </style:style>
    <style:style style:name="P28" style:family="paragraph" style:parent-style-name="Text_20_body" style:list-style-name="L3"/>
    <style:style style:name="P29" style:family="paragraph" style:parent-style-name="Text_20_body" style:list-style-name="L3">
      <style:paragraph-properties fo:margin-top="0cm" fo:margin-bottom="0.499cm"/>
    </style:style>
    <style:style style:name="P30" style:family="paragraph" style:parent-style-name="Code">
      <style:text-properties fo:language="en" fo:country="GB" style:language-asian="zxx" style:country-asian="none" style:language-complex="zxx" style:country-complex="none"/>
    </style:style>
    <style:style style:name="P31" style:family="paragraph" style:parent-style-name="Heading_20_1">
      <style:text-properties style:font-name="Arial" fo:language="en" fo:country="GB" style:language-asian="zxx" style:country-asian="none" style:language-complex="zxx" style:country-complex="none"/>
    </style:style>
    <style:style style:name="P32" style:family="paragraph" style:parent-style-name="Heading_20_1">
      <style:text-properties fo:language="en" fo:country="GB" style:language-asian="zxx" style:country-asian="none" style:language-complex="zxx" style:country-complex="none"/>
    </style:style>
    <style:style style:name="P33" style:family="paragraph" style:parent-style-name="Heading_20_2">
      <style:text-properties style:font-name="Arial" fo:language="en" fo:country="GB" style:language-asian="zxx" style:country-asian="none" style:language-complex="zxx" style:country-complex="none"/>
    </style:style>
    <style:style style:name="P34" style:family="paragraph" style:parent-style-name="Heading_20_2">
      <style:text-properties fo:language="en" fo:country="GB" style:language-asian="zxx" style:country-asian="none" style:language-complex="zxx" style:country-complex="none"/>
    </style:style>
    <style:style style:name="P35"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T1" style:family="text">
      <style:text-properties fo:language="en" fo:country="GB" style:language-asian="zxx" style:country-asian="none" style:language-complex="zxx" style:country-complex="none"/>
    </style:style>
    <style:style style:name="T2" style:family="text">
      <style:text-properties style:font-name="Arial"/>
    </style:style>
    <style:style style:name="T3" style:family="text">
      <style:text-properties style:font-name="Arial" style:font-name-asian="Andale Sans UI" style:font-name-complex="Tahoma"/>
    </style:style>
    <style:style style:name="T4" style:family="text">
      <style:text-properties style:font-name="Arial" fo:language="en" fo:country="GB" style:language-asian="zxx" style:country-asian="none" style:language-complex="zxx" style:country-complex="none"/>
    </style:style>
    <style:style style:name="T5" style:family="text">
      <style:text-properties style:font-name-asian="Andale Sans UI" style:font-name-complex="Tahoma"/>
    </style:style>
    <style:style style:name="T6" style:family="text">
      <style:text-properties style:font-name="Arial2"/>
    </style:style>
    <style:style style:name="T7" style:family="text">
      <style:text-properties fo:font-weight="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7"/>
      <text:p text:style-name="P7"/>
      <text:p text:style-name="P7"/>
      <text:p text:style-name="P8"/>
      <text:p text:style-name="P7"/>
      <text:p text:style-name="P13">FabOS</text:p>
      <text:p text:style-name="P14">a.k.a.: Fabian's OS</text:p>
      <text:p text:style-name="P16"/>
      <text:p text:style-name="P13"/>
      <text:p text:style-name="P7"/>
      <text:p text:style-name="P7">Programmers guide<text:line-break/></text:p>
      <text:p text:style-name="P7"/>
      <text:p text:style-name="P7"/>
      <text:p text:style-name="P9"/>
      <text:p text:style-name="P6"/>
      <text:p text:style-name="P6"/>
      <text:p text:style-name="P6"/>
      <text:p text:style-name="P6"/>
      <text:p text:style-name="P6"/>
      <text:p text:style-name="P6">© 2010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7">Content</text:p>
          </text:index-title>
          <text:p text:style-name="P18"><text:s/>1.What is FabOS<text:tab/>3</text:p>
          <text:p text:style-name="P18"><text:s/>2.Concepts<text:tab/>4</text:p>
          <text:p text:style-name="P18"><text:s/>3.Set up of the operating system<text:tab/>5</text:p>
          <text:p text:style-name="P19"><text:s/>3.1.User configuration in FabOS_config.h<text:tab/>5</text:p>
          <text:p text:style-name="P19"><text:s/>3.2.OS_DeclareTask(TaskName, StackSize);<text:tab/>5</text:p>
          <text:p text:style-name="P19"><text:s/>3.3.Scheduling Timer<text:tab/>6</text:p>
          <text:p text:style-name="P19"><text:s/>3.4.void OS_CustomISRCode() ;<text:tab/>6</text:p>
          <text:p text:style-name="P19"><text:s/>3.5.The main()<text:tab/>6</text:p>
          <text:p text:style-name="P19"><text:s/>3.6.Preemptive tasks<text:tab/>7</text:p>
          <text:p text:style-name="P19"><text:s/>3.7.Idle task<text:tab/>7</text:p>
          <text:p text:style-name="P18"><text:s/>4.Initialize the operating system<text:tab/>8</text:p>
          <text:p text:style-name="P19"><text:s/>4.1.void CPU_init()<text:tab/>8</text:p>
          <text:p text:style-name="P19"><text:s/>4.2.void OS_CreateTask( TaskName, uint8_t taskNum)<text:tab/>8</text:p>
          <text:p text:style-name="P19"><text:s/>4.3.void OS_StartExecution() <text:tab/>8</text:p>
          <text:p text:style-name="P18"><text:s/>5.Mutexes<text:tab/>9</text:p>
          <text:p text:style-name="P19"><text:s/>5.1.void OS_MutexGet(int8_t mutexNum);<text:tab/>9</text:p>
          <text:p text:style-name="P19"><text:s/>5.2.void OS_MutexRelease(int8_t mutexNum);<text:tab/>9</text:p>
          <text:p text:style-name="P18"><text:s/>6.Alarms<text:tab/>10</text:p>
          <text:p text:style-name="P19"><text:s/>6.1.void OS_WaitTicks( uint16_t numTicks) ; <text:tab/>10</text:p>
          <text:p text:style-name="P19"><text:s/>6.2.void OS_SetAlarm(uint8_t TaskID, uint16_t numTicks ); <text:tab/>10</text:p>
          <text:p text:style-name="P19"><text:s/>6.3.void OS_WaitAlarm(); <text:tab/>10</text:p>
          <text:p text:style-name="P18"><text:s/>7.Events<text:tab/>11</text:p>
          <text:p text:style-name="P19"><text:s/>7.1.void OS_SetEvent(uint8_t TaskID, uint8_t EventMask)<text:tab/>11</text:p>
          <text:p text:style-name="P19"><text:s/>7.2.uint8_t OS_WaitEvent(uint8_t EventMask) <text:tab/>11</text:p>
          <text:p text:style-name="P19"><text:s/>7.3.uint8_t OS_WaitEventTimeout(uint8_t EventMask, uint16_t numTicks )<text:tab/>11</text:p>
          <text:p text:style-name="P18"><text:s/>8.Queues<text:tab/>12</text:p>
          <text:p text:style-name="P19"><text:s/>8.1.uint8_t OS_QueueIn(OS_Queue_t* pQueue , uint8_t *pByte)<text:tab/>12</text:p>
          <text:p text:style-name="P19"><text:s/>8.2.uint8_t OS_QueueOut(OS_Queue_t* pQueue, uint8_t *pByte)<text:tab/>12</text:p>
          <text:p text:style-name="P18"><text:s/>9.Internal functions (normally not used by the user)<text:tab/>13</text:p>
          <text:p text:style-name="P19"><text:s/>9.1.ISR <text:s/>(OS_ScheduleISR)__attribute__ ((naked,signal)); <text:tab/>13</text:p>
          <text:p text:style-name="P19"><text:s/>9.2.void OS_CreateTaskInt( void (*t)(), uint8_t taskNum, uint8_t *stack, uint8_t stackSize ) <text:tab/>13</text:p>
          <text:p text:style-name="P19"><text:s/>9.3.int8_t OS_GetNextTaskNumber()<text:tab/>13</text:p>
          <text:p text:style-name="P19"><text:s/>9.4.void OS_Reschedule()__attribute__ ((naked))<text:tab/>13</text:p>
          <text:p text:style-name="P18"><text:s/>10.Helper functions<text:tab/>14</text:p>
          <text:p text:style-name="P19"><text:s/>10.1.void OS_ErrorHook(uint8_t ErrNo)<text:tab/>14</text:p>
          <text:p text:style-name="P19"><text:s/>10.2.uint16_t OS_GetUnusedStack (uint8_t TaskID)<text:tab/>14</text:p>
          <text:p text:style-name="P19"><text:s/>10.3.void OS_GetTicks(uint32_t* pTime) <text:tab/>14</text:p>
          <text:p text:style-name="P19"><text:s/>10.4.uint8_t OS_GetQueueSpace(OS_Queue_t* pQueue)<text:tab/>14</text:p>
          <text:p text:style-name="P18"><text:s/>11.Programming hints<text:tab/>15</text:p>
          <text:p text:style-name="P19"><text:s/>11.1.Create a cyclic task<text:tab/>15</text:p>
          <text:p text:style-name="P18"><text:s/>12.Program example<text:tab/>16</text:p>
        </text:index-body>
      </text:table-of-content>
      <text:h text:style-name="P31" text:outline-level="1">What is FabOS</text:h>
      <text:p text:style-name="P2">FabOS is a lightweight embedded operating system aimed for small 8-bit processors and is completely written in C using as less RAM and code space as possible.</text:p>
      <text:p text:style-name="P2">It is -as far as possible- independent of the compiler and processor used.</text:p>
      <text:p text:style-name="P2">Footprint:</text:p>
      <text:p text:style-name="P2">For 4 Tasks (including idle) with 3 Mutexes it takes 29 to 41 bytes RAM and 1670 to 1932 bytes code. This values are net values. The stack space for every task and possibly used queue space is to be added.</text:p>
      <text:p text:style-name="P2">Key features:</text:p>
      <text:list xml:id="list43571238" text:style-name="L1">
        <text:list-item>
          <text:p text:style-name="P22"><text:span text:style-name="T6">Preemtive real time task scheduling</text:span> </text:p>
        </text:list-item>
        <text:list-item>
          <text:p text:style-name="P26">Mutexes with priority inversion</text:p>
        </text:list-item>
        <text:list-item>
          <text:p text:style-name="P26">Up to 8 Events per task</text:p>
        </text:list-item>
        <text:list-item>
          <text:p text:style-name="P26"><text:span text:style-name="T6">User defined Queues</text:span> </text:p>
        </text:list-item>
        <text:list-item>
          <text:p text:style-name="P26">Several timed Alarms per Task</text:p>
        </text:list-item>
        <text:list-item>
          <text:p text:style-name="P26"><text:span text:style-name="T6">Flexible OS-tick timer interrupt - any interrupt source can be used for scheduling</text:span> </text:p>
        </text:list-item>
        <text:list-item>
          <text:p text:style-name="P26">The scheduling interrupt remains usable for the application</text:p>
        </text:list-item>
        <text:list-item>
          <text:p text:style-name="P26"><text:span text:style-name="T6">Idle task, which runs on "native" stack</text:span> </text:p>
        </text:list-item>
        <text:list-item>
          <text:p text:style-name="P26">Optional run-time checks</text:p>
        </text:list-item>
        <text:list-item>
          <text:p text:style-name="P26"><text:span text:style-name="T6">Easy to use and to understand</text:span> </text:p>
        </text:list-item>
      </text:list>
      <text:h text:style-name="P31" text:outline-level="1">Concepts</text:h>
      <text:p text:style-name="P2">This is a static operating system.</text:p>
      <text:p text:style-name="P2">The switching of the tasks is done in a not-cooperative way, so called preemptive task switching. The task switch is done by storing the context (all registers + CPU state) on top of the stack of the task and restoring the context of the other task. </text:p>
      <text:p text:style-name="P2">After the safe and restore operation, the processing of the task is continued, as if nothing happened.</text:p>
      <text:p text:style-name="P2">The interrupt stack resides on top of the stack of the actual task.</text:p>
      <text:p text:style-name="P2"/>
      <text:p text:style-name="P2">A System consists of some tasks, which are declared as a “void” function with the following structure:</text:p>
      <text:p text:style-name="P10">void myTask(void) </text:p>
      <text:p text:style-name="P10">{</text:p>
      <text:p text:style-name="P12">while(1)</text:p>
      <text:p text:style-name="P12">{</text:p>
      <text:p text:style-name="P12"><text:s/>… your code …</text:p>
      <text:p text:style-name="P12">}</text:p>
      <text:p text:style-name="P10">}</text:p>
      <text:p text:style-name="P2">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2">The idle task does not have a stack-array declared. Instead it uses the unused "ordinary" stack at the end of RAM. The idle task consists of an infinite loop placed after the call of OS_StartExecution().</text:p>
      <text:p text:style-name="P2">Restrictions:</text:p>
      <text:list xml:id="list43562076" text:style-name="L2">
        <text:list-item>
          <text:p text:style-name="P23">This is a static operating system. </text:p>
        </text:list-item>
        <text:list-item>
          <text:p text:style-name="P23">A OS element once created, exists forever.</text:p>
        </text:list-item>
        <text:list-item>
          <text:p text:style-name="P23">The use of malloc() is not preferred in a static environment.</text:p>
        </text:list-item>
        <text:list-item>
          <text:p text:style-name="P23">One Task has a fixed priority, which is related to the ID. Lower IDs come first.</text:p>
        </text:list-item>
        <text:list-item>
          <text:p text:style-name="P23">Queues are static.</text:p>
        </text:list-item>
      </text:list>
      <text:p text:style-name="P15"/>
      <text:p text:style-name="Text_20_body">There are some macros defined to ease the configuration.<text:line-break/>Please take a look at the example code for clarification.</text:p>
      <text:h text:style-name="P32" text:outline-level="1">License Agreement</text:h>
      <text:p text:style-name="P27">Die FabOS-Nutzungsbedingungen kurz zusammegefasst:</text:p>
      <text:list xml:id="list43583883" text:style-name="L3">
        <text:list-item>
          <text:p text:style-name="P28">Freie Verwendung für Evaluierung, Ausbildung und private Zwecke </text:p>
        </text:list-item>
        <text:list-item>
          <text:p text:style-name="P28">Für kommerziellen Einsatz ist eine (bezahlte) Lizenz erforderlich. </text:p>
        </text:list-item>
        <text:list-item>
          <text:p text:style-name="P28">Anspruch auf Support oder Gewährleistung nur bei kommerzieller Lizenz. </text:p>
        </text:list-item>
        <text:list-item>
          <text:p text:style-name="P28">Keine Haftung durch den Autor </text:p>
        </text:list-item>
        <text:list-item>
          <text:p text:style-name="P29">Keine Weitergabe / Weiterverbreitung </text:p>
        </text:list-item>
      </text:list>
      <text:p text:style-name="P20">Die Lizenzgebühren für eine kommerzielle Lizenz mit Support und Gewährleistung sind günstiger, als Sie vielleicht erwarten würden; Bitte fragen Sie unverbindlich an.</text:p>
      <text:p text:style-name="P20">Diese Software unterliegt dem Urheberschutzgesetz.<text:span text:style-name="T7"><text:line-break/>Mit der Verwendung der Software gehen Sie folgenden rechtsverbindlichen Vertrag ein:</text:span></text:p>
      <text:p text:style-name="P20">Die Software ist dem anvertraut, dem Sie ursprünglich übergeben, bzw. ein Download-Link gesendet wurde.<text:line-break/>Eine weitere Verbreitung dieser Software auf Datenträgern oder öffentlich zugänglichen Netwerksystemen ist nur nach vorheriger Genehmigung durch den Autor zulässig.<text:line-break/>Die Weiterentwicklung oder Veränderung von bestimmten Dateien ("FabOS.c und FabOS.h", Hinweis in der Datei) ist nur gestattet, wenn der Autor direkt informiert wird. Bitte nutzen Sie das <text:a xlink:type="simple" xlink:href="http://www.huslik-elektronik.de/joomla/impressum-und-kontakt.html">Kontaktformular</text:a> oder Mail.</text:p>
      <text:p text:style-name="P20">Für die kommerzielle Verwendung der Software ist eine kommerzielle Lizenz erforderlich. <text:line-break/>Die Nutzung im privaten Umfeld, zur Ausbildung oder auch Evaluierung ist kostenfrei.</text:p>
      <text:p text:style-name="P20">Keine Haftung für bestimmte Verwendungszwecke:<text:line-break/>Der Autor übernimmt keine Gewähr dafür, dass die Software für vom Kunden bestimmten Zwecke, tauglich ist oder mit anderer, von vom Kunden beigestellten Software kompatibel ist. <text:line-break/>Der Kunde trägt die alleinige Verantwortung für Konfiguration, Test und Nutzung sowie für die beabsichtigten und unbeabsichtigten Ergebnisse.</text:p>
      <text:p text:style-name="P20">Keine Haftung für Folgeschäden:<text:line-break/>Mit Ausnahme von grob fahrlässig oder vorsätzlich verursachten Schäden haftet der Autor nicht für Schäden, die durch die Verwendung oder die Unmöglichkeit der Verwendung der Software verursacht werden. <text:line-break/>Dies gilt ohne Ausnahme auch für entgangenen Gewinn, Betriebsunterbrechungen, entgangene Information oder anderen wirtschaftlichen Verlust, auch wenn der Autor vorher auf die Möglichkeit eines solchen Schadens hingewiesen wurde.<text:line-break/>Die Software ist nicht dafür geeignet, in Applikationen eingesetzt zu werden, bei denen eine mögliche Fehlfunktion direkt oder indirekt Vermögenswerte oder die Gesundheit, die körperliche Unversehrtheit oder das Leben eines Menschen gefährden kann.<text:line-break/>Der Kunde ist für Validierung, Test, Qualifizierung und ggf. Zertifizierung des Gesamtsystems zuständig und trägt somit die Verantwortung für alle möglichen Folgen.</text:p>
      <text:p text:style-name="P20">Gewährleistung:<text:line-break/>Im Falle einer kommerziellen Lizenz beträgt die Gewährleistung 12 Monate ab Beginn der gesetzl. Gewährleistungspflicht für die Funktion der Software sinngemäß der Beschreibung.<text:line-break/>Im Übrigen geltend die gesetzlichen Vorschriften nach BGB.<text:line-break/>Gewährleistungsansprüche werden durch Korrektur fehlerhafter Software erfüllt. Fehlerhafte <text:soft-page-break/>Software ist vor der Behebung des Fehlers nicht weiter einzusetzen.<text:line-break/>Ein Gewährleistungsanspruch besteht nicht, wenn die Fehlfunktion der Software durch Missbrauch oder fehlerhafte Anwendung Seitens des Kunden oder Dritter verursacht wird.<text:line-break/>Für eine korrigierte Version übernimmt der Autor eine Gewährleistung für den Rest der ursprünglichen Gewährleistungszeit, mindestens jedoch für 30 Tage nach Übergabe der Korrektur.</text:p>
      <text:p text:style-name="P20">Sollte eine Regelung hier rechtlich unwirksam sein, so ist sie mit Hilfe des gesunden Menschenverstandes so zu ersetzen, daß der ursprüngliche Sinn möglichst erfüllt werden kann.<text:line-break/>Wir leben in Deutschland... daher ist ein Vertragstext mit Haftungsausschluss leider unumgänglich.</text:p>
      <text:p text:style-name="P5"/>
      <text:h text:style-name="P32" text:outline-level="1">Set up of the operating system</text:h>
      <text:h text:style-name="P33" text:outline-level="2">User configuration in FabOS_config.h</text:h>
      <text:p text:style-name="P10">#define OS_NUMTASKS 3 </text:p>
      <text:p text:style-name="P5">Set the total number of <text:s/>tasks excluding the idle task. (number of OS_CreateTask – function calls) <text:line-break/>The maximum number is 8.</text:p>
      <text:p text:style-name="P5"/>
      <text:p text:style-name="P10">#define OS_NUMMUTEX 3 </text:p>
      <text:p text:style-name="P5">Set the total number of different mutexes.</text:p>
      <text:p text:style-name="P5">The maximum number is limited to 255.</text:p>
      <text:p text:style-name="P5"/>
      <text:p text:style-name="Code">#define OS_NUMALARMS 5</text:p>
      <text:p text:style-name="P5">Set the total number of different Alarms. </text:p>
      <text:p text:style-name="P5">The maximum number is limited to 255.</text:p>
      <text:p text:style-name="P5"/>
      <text:p text:style-name="P10">#define OS_ScheduleISR TIMER1_COMPA_vect </text:p>
      <text:p text:style-name="P5">Preset the interrupt vector which is used for task scheduling.</text:p>
      <text:p text:style-name="P5">The user has to set up the cyclic timer interrupt within the CPU_Init() function.</text:p>
      <text:p text:style-name="P5">If any additional code has to be executed in this interrupt, the function "OS_CustomISRCode() " can be filled with this code.</text:p>
      <text:p text:style-name="P5"/>
      <text:p text:style-name="P10">#define OS_USECLOCK 1</text:p>
      <text:p text:style-name="P5">Use a 32-bit OS tick counter, which can be read by OS_GetTicks(uint32_t* pTime)</text:p>
      <text:p text:style-name="P10"/>
      <text:p text:style-name="P10">#define OS_USECOMBINED 1 <text:tab/></text:p>
      <text:p text:style-name="P5">Use "OS_WaitEventTimeout()" which is easier to use, than combining alarms and events to get the functionality.</text:p>
      <text:p text:style-name="P10"/>
      <text:p text:style-name="P10">#define OS_USEEXTCHECKS 1</text:p>
      <text:p text:style-name="Text_20_body">Prevent false API usage (e.g. waiting in idle task)</text:p>
      <text:p text:style-name="P10"/>
      <text:p text:style-name="P10">#define OS_USEMEMCHECKS 1</text:p>
      <text:p text:style-name="P5">Enable the OS_get_unused_Stack function.</text:p>
      <text:p text:style-name="P5"/>
      <text:p text:style-name="P10">#define OS_UNUSEDMASK 0xee</text:p>
      <text:p text:style-name="P5">Set the value to be written into unused memory. </text:p>
      <text:p text:style-name="P5">Used by "OS_get_unused_Stack()"</text:p>
      <text:p text:style-name="P5"/>
      <text:p text:style-name="Code">#define OS_TRACE_ON <text:s/>1 <text:tab/><text:tab/></text:p>
      <text:p text:style-name="P5">Enable trace to OS_Tracebuffer[]. The number of the OS_TRACE(n) macro is written into the OS_Tracebuffer array, when executing the OS-Code.</text:p>
      <text:p text:style-name="P5">The actual(last) buffer is found in the OS_TracebufferIdx variable.</text:p>
      <text:p text:style-name="P5">Setting this define to 0 fully disables the tracing and therefore needs no additional resources.</text:p>
      <text:p text:style-name="P5"/>
      <text:p text:style-name="Code">#define OS_TRACESIZE 1000<text:tab/></text:p>
      <text:p text:style-name="P5">Size of OS_Tracebuffer[] (in bytes)</text:p>
      <text:h text:style-name="P34" text:outline-level="2">OS_DeclareTask(TaskName, StackSize);</text:h>
      <text:p text:style-name="P5">This is a macro for the task function prototype definition, as well as the stack allocation. It is to <text:soft-page-break/>be used outside of main(), where global variables are declared. The task name is then used as the name of the void function, which declares the task. For the stack, t<text:span text:style-name="T2">he prefix “Stack” is <text:s/>prepended.</text:span><text:line-break/>Stack size is given in bytes for each task. <text:span text:style-name="T2">The space must be dimensioned at least 34 bytes larger than calculated, because the task context is stored there at a task change. Provide extra stack space on top for interrupts, because every interrupt can occur within every task.</text:span></text:p>
      <text:p text:style-name="P2">The remaining unused stack size can be checked by t OS_get_unused_stack(TaskID) function.</text:p>
      <text:p text:style-name="P2">An example may look like:</text:p>
      <text:p text:style-name="Code">OS_DeclareTask(myTask,200); </text:p>
      <text:p text:style-name="P4">and expands as follows:</text:p>
      <text:p text:style-name="P11">void MyTask(void); // function prototype</text:p>
      <text:p text:style-name="P11">uint8_t StackMyTask[200]; // task stack definition</text:p>
      <text:h text:style-name="P34" text:outline-level="2">Scheduling Timer</text:h>
      <text:p text:style-name="P5">The used timer interrupt is to be defined in FabOS_config.h for example:</text:p>
      <text:p text:style-name="Code">#define OS_ScheduleISR TIMER1_COMPA_vect</text:p>
      <text:p text:style-name="P5">Or any other valid interrupt of the processor.</text:p>
      <text:p text:style-name="P5">In the CPUinit() the used timer interrupt is to be set up with global interrupts disabled. An useful frequency for the ISR is 1 to 10 ms, depending on the application.</text:p>
      <text:p text:style-name="P5">The user (you) is in charge to make the interrupt happen in the wanted OS cycle time.</text:p>
      <text:p text:style-name="P5">If the Interrupt is activated before OS_StartExecution(), the OS will be corrupted.</text:p>
      <text:h text:style-name="P33" text:outline-level="2">void OS_CustomISRCode() ;</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text:p>
      <text:p text:style-name="P10">void OS_CustomISRCode(void)</text:p>
      <text:p text:style-name="P10">{</text:p>
      <text:p text:style-name="P10"><text:tab/>// TODO add your Timer ISR here</text:p>
      <text:p text:style-name="Code"><text:tab/>TCNT1 =0; <text:s/>// reset the timer on ISR</text:p>
      <text:p text:style-name="Code">}</text:p>
      <text:h text:style-name="P34" text:outline-level="2">The main()</text:h>
      <text:p text:style-name="P5">The main() function consists of the following items:</text:p>
      <text:p text:style-name="P5"/>
      <text:p text:style-name="P5">The main function itself:</text:p>
      <text:p text:style-name="P10">int main(void)</text:p>
      <text:p text:style-name="P10">{</text:p>
      <text:p text:style-name="P5">Initialisation of the CPU with global interrupts disabled:</text:p>
      <text:p text:style-name="P10"><text:tab/>CPU_init();</text:p>
      <text:p text:style-name="P5"/>
      <text:p text:style-name="P5">The creation of the tasks (up to NUMTASKS) with priority, where 0 is highest prio; The same priority (also used as Task ID) must only appear once.:</text:p>
      <text:p text:style-name="P10"/>
      <text:p text:style-name="P10"><text:tab/>#define TSKID0 0 </text:p>
      <text:p text:style-name="P10"><text:tab/>#define TSKID1 1</text:p>
      <text:p text:style-name="P10"><text:tab/>#define TSKID2 2 // in header-file!</text:p>
      <text:p text:style-name="P10"/>
      <text:p text:style-name="P10"><text:tab/>OS_CreateTask(Task1, TSKID0);</text:p>
      <text:p text:style-name="P10"><text:tab/>OS_CreateTask(Task2, TSKID1);</text:p>
      <text:p text:style-name="P10"><text:tab/>OS_CreateTask(Task3, TSKID2);</text:p>
      <text:p text:style-name="P5"><text:soft-page-break/></text:p>
      <text:p text:style-name="P5">The creation of the alarms (up to OS_NUMALARMS) and linking them to Tasks via the Task ID:</text:p>
      <text:p text:style-name="P5">One alarm is connected to a task, which it will wake up, if expired. </text:p>
      <text:p text:style-name="P5">Several alarm may be connected to the same task.</text:p>
      <text:p text:style-name="Code"><text:tab/></text:p>
      <text:p text:style-name="Code"><text:span text:style-name="T1"><text:tab/>#define ALMID_A 0</text:span></text:p>
      <text:p text:style-name="P10"><text:tab/>#define ALMID_B 1</text:p>
      <text:p text:style-name="P10"><text:tab/>#define ALMID_C 2 // in header-file!</text:p>
      <text:p text:style-name="P10"><text:tab/></text:p>
      <text:p text:style-name="Code"><text:tab/>OS_CreateAlarm(<text:span text:style-name="T1">ALMID_A</text:span>,<text:span text:style-name="T1">TSKID0</text:span>);</text:p>
      <text:p text:style-name="Code"><text:tab/>OS_CreateAlarm(<text:span text:style-name="T1">ALMID_B</text:span>,<text:span text:style-name="T1">TSKID0</text:span>);</text:p>
      <text:p text:style-name="P10"><text:tab/>OS_CreateAlarm(ALMID_C,TSKID1);</text:p>
      <text:p text:style-name="P10"/>
      <text:p text:style-name="P5"/>
      <text:p text:style-name="P5">Starting of the Operating System:</text:p>
      <text:p text:style-name="P10"><text:tab/>OS_StartExecution() ;</text:p>
      <text:p text:style-name="P10"><text:tab/>while(1)</text:p>
      <text:p text:style-name="P10"><text:tab/>{</text:p>
      <text:p text:style-name="P10"><text:tab/><text:tab/>// THIS IS the idle task, which must never exit.</text:p>
      <text:p text:style-name="P10"><text:tab/>}</text:p>
      <text:p text:style-name="P10">}</text:p>
      <text:p text:style-name="Text_20_body">If the main-function exits by accident, the CPU will reset or some other unpredictable results will occur. <text:span text:style-name="T4">Do not enable interrupts globally during init. This is done by the call of OS_StartExecution().</text:span></text:p>
      <text:h text:style-name="P34" text:outline-level="2">Preemptive tasks</text:h>
      <text:p text:style-name="P2">A System consists of some tasks, which are declared as a “void” function with the following structure:</text:p>
      <text:p text:style-name="P10">void Task(void) { … your code ...}</text:p>
      <text:p text:style-name="P5">A Task must never exit the function. Therefore the following is the minimum for a task. </text:p>
      <text:p text:style-name="P10">void Task(void) </text:p>
      <text:p text:style-name="P10">{ </text:p>
      <text:p text:style-name="P12">while(1)</text:p>
      <text:p text:style-name="P12">{</text:p>
      <text:p text:style-name="P12"><text:tab/>// add your code here...</text:p>
      <text:p text:style-name="P12">}</text:p>
      <text:p text:style-name="P12">// this line must never be hit!</text:p>
      <text:p text:style-name="P10">}</text:p>
      <text:p text:style-name="Text_20_body">If the function exits by accident, the CPU will reset or some other unpredictable results will occur. (e.g. infinite loop with no scheduling active)</text:p>
      <text:p text:style-name="P2">The prototype and definition of the task stack via a byte array, is declared by using the macro:</text:p>
      <text:p text:style-name="Code">OS_DeclareTask(TaskName,Stacksize).</text:p>
      <text:h text:style-name="Heading_20_2" text:outline-level="2">Idle task</text:h>
      <text:p text:style-name="Text_20_body">This is the code, which comes right after <text:span text:style-name="T1">OS_StartExecution() in main().</text:span></text:p>
      <text:p text:style-name="P5">Inside the idle task, it is not allowed to exit the function (so exiting main()) and it is also not allowed to use OS_Wait functions.</text:p>
      <text:p text:style-name="P5">Which means, the idle task can only use:</text:p>
      <text:p text:style-name="P10">void <text:tab/>OS_SetEvent(uint8_t EventMask, uint8_t TaskID);</text:p>
      <text:p text:style-name="P10">void <text:tab/>OS_MutexGet(int8_t mutexID); </text:p>
      <text:p text:style-name="P10">void <text:tab/>OS_MutexRelease(int8_t mutexID); </text:p>
      <text:p text:style-name="P10">void <text:tab/>OS_SetAlarm(uint8_t AlarmID, uint16_t numTicks ); </text:p>
      <text:p text:style-name="P10">uint8_t<text:tab/>OS_QueueIn(OS_Queue_t* pQueue , uint8_t byte); </text:p>
      <text:p text:style-name="P10"><text:soft-page-break/>uint8_t<text:tab/>OS_QueueOut(OS_Queue_t* pQueue, uint8_t *pByte); </text:p>
      <text:p text:style-name="P10">uint16_t<text:tab/>OS_GetUnusedStack (uint8_t TaskID); </text:p>
      <text:p text:style-name="P10">void <text:tab/>OS_GetTicks(uint32_t* pTime); </text:p>
      <text:p text:style-name="P5"/>
      <text:h text:style-name="P32" text:outline-level="1">Initialize the operating system</text:h>
      <text:h text:style-name="P33" text:outline-level="2">void CPU_init()</text:h>
      <text:p text:style-name="P2">In this function, which is provided by you, initialize the CPU and the timer interrupts including the cyclic task scheduling interrupt, but do not yet enable the global interrupts. This would confuse the scheduler. <text:s/></text:p>
      <text:h text:style-name="P33" text:outline-level="2">void OS_CreateTask( TaskName, uint8_t taskNum)</text:h>
      <text:p text:style-name="P2">Creates a task. This function is realized as a macro to simplify the API;</text:p>
      <text:p text:style-name="P2">First Parameter is a pointer to a void function, which implements the task. Inside this function all OS – API calls can be used.</text:p>
      <text:p text:style-name="P2">Second parameter is the task number, where also the task number defines the tasks priority. Task 0 has the highest priority. Task 7 is the lowest priority. The maximum number of tasks is 8. (so the highest number here is 7)</text:p>
      <text:p text:style-name="P2">In a bigger application it may be useful to use macros for the task IDs.</text:p>
      <text:p text:style-name="P2"/>
      <text:p text:style-name="P2">An example may look like:</text:p>
      <text:p text:style-name="Code">OS_CreateTask( myTask, 1);</text:p>
      <text:p text:style-name="P2">and expands to:</text:p>
      <text:p text:style-name="Code">OS_TaskCreateInt(myTask, 1, StackmyTask , sizeof(StackmyTask));</text:p>
      <text:p text:style-name="P2">which is the internal task creation function, which joins the task function and the task stack.</text:p>
      <text:h text:style-name="P33" text:outline-level="2">void OS_StartExecution() </text:h>
      <text:p text:style-name="Text_20_body">Start the operating system; All tasks are executed at least once. This function returns, if no task is to be run for the first time. The code after this function call is the idle task. So this function must be followed by an infinite loop. If this function exits, there may be an uncontrolled reset of the processor.</text:p>
      <text:h text:style-name="P32" text:outline-level="1">Mutexes</text:h>
      <text:h text:style-name="P33"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33" text:outline-level="2">void OS_MutexRelease(int8_t mutexNum);</text:h>
      <text:p text:style-name="P2">Release the mutex at the end of a critical section. A re-scheduling will be done, if another task is waiting for the mutex.</text:p>
      <text:p text:style-name="P2">Triggers re-scheduling.</text:p>
      <text:h text:style-name="P32" text:outline-level="1">Alarms</text:h>
      <text:p text:style-name="P5">Alarms wake up tasks after a certain time. An Alarm is always assigned to a task. </text:p>
      <text:p text:style-name="P5">Alarms have to be pre-configured:</text:p>
      <text:p text:style-name="P5"/>
      <text:p text:style-name="P5">Use the </text:p>
      <text:p text:style-name="P10">OS_CreateAlarm(ALARMID, TASKID) </text:p>
      <text:p text:style-name="P5">macro to assign an alarm to a task before using it.</text:p>
      <text:p text:style-name="P10"/>
      <text:h text:style-name="P33" text:outline-level="2">void OS_WaitTicks( uint8_t AlarmID, uint16_t <text:span text:style-name="T5">numTicks</text:span>) ; </text:h>
      <text:p text:style-name="P2">Inactivate Task and wait for the specified number of OS ticks.</text:p>
      <text:p text:style-name="P2">Triggers re-scheduling. This is a macro, which uses OS_SetAlarm and OS_WaitAlarm internally.</text:p>
      <text:h text:style-name="P33" text:outline-level="2">void OS_SetAlarm(uint8_t AlarmID, uint16_t numTicks ); </text:h>
      <text:p text:style-name="P2">Set Alarm for own or other task and continue. An alarm timeout will be registered for the specified Alarm. To remove (=cancel) an alarm, set it again with numTicks = 0;</text:p>
      <text:p text:style-name="P2">Only one alarm per task can be set at a time per task.</text:p>
      <text:h text:style-name="P33" text:outline-level="2">void OS_WaitAlarm(uint8_t AlarmID, ); </text:h>
      <text:p text:style-name="P2">Inactivate Task and wait for an alarm to expire.</text:p>
      <text:p text:style-name="P2">Triggers re-scheduling.</text:p>
      <text:h text:style-name="P32" text:outline-level="1">Events</text:h>
      <text:p text:style-name="P5">OS events are not to be confused with the XMEGA event system, which can of course be used in parallel.</text:p>
      <text:h text:style-name="P34" text:outline-level="2">void OS_SetEvent(uint8_t TaskID, uint8_t EventMask)</text:h>
      <text:p text:style-name="P5">Set one or more events (8 bit EventMask) for one task.</text:p>
      <text:p text:style-name="P5">Each task has up to 8 events, which are realized by a bitmask.</text:p>
      <text:p text:style-name="P5">You can send one or more events to another task. It will wake up, if it waits for at least one of the events. If you send events, and the task is not waiting for it, it will just continue, if it later waits for it. (Events are never lost)</text:p>
      <text:p text:style-name="P2">Triggers re-scheduling.</text:p>
      <text:h text:style-name="P34" text:outline-level="2">uint8_t OS_WaitEvent(uint8_t EventMask) </text:h>
      <text:p text:style-name="P5"><text:span text:style-name="T2">Inactivate Task and </text:span>wait for one or more events. Return value is the bit-mask of the event(s), which lead to task reactivation. If the return value is zero, the task was activated by an expired alarm.</text:p>
      <text:p text:style-name="P5">To do a waitEvent with timeout, you can do:</text:p>
      <text:p text:style-name="P10">SetAlarm(MyAlarm, MyTimeout);<text:line-break/>ret = WaitEvent(myEventMask);</text:p>
      <text:p text:style-name="P5">if (ret == 0) , then you had a timeout.</text:p>
      <text:p text:style-name="P5">You have to disable the alarm in case of event success.</text:p>
      <text:p text:style-name="P5">...or just use the following simplified <text:span text:style-name="T3">OS_WaitEventTimeout </text:span>function.</text:p>
      <text:p text:style-name="P5"><text:span text:style-name="T2"/></text:p>
      <text:p text:style-name="P5"><text:span text:style-name="T2">Triggers re-scheduling.</text:span></text:p>
      <text:h text:style-name="P35" text:outline-level="2">uint8_t OS_WaitEventTimeout(uint8_t EventMask, uint8_t AlarmID, uint16_t numTicks )</text:h>
      <text:p text:style-name="P5"><text:span text:style-name="T3">Inactivate Task and w</text:span><text:span text:style-name="T3">ait for an event in combination with a timeout.</text:span></text:p>
      <text:p text:style-name="P3">Continues, if:</text:p>
      <text:list xml:id="list43574599" text:style-name="L4">
        <text:list-item>
          <text:p text:style-name="P24">the timeout has expired (return value is 0)</text:p>
        </text:list-item>
        <text:list-item>
          <text:p text:style-name="P24">if an event had occurred (return value is the event, which lead to activation)</text:p>
        </text:list-item>
      </text:list>
      <text:p text:style-name="P3">Triggers re-scheduling.</text:p>
      <text:p text:style-name="P3"/>
      <text:p text:style-name="P3">This is a function, which uses the alarm of the task. This means, it <text:s/>overwrites a possibly existing alarm.</text:p>
      <text:h text:style-name="P32" text:outline-level="1">Queues</text:h>
      <text:p text:style-name="P2">The queue memory must be globally declared and initialized as follows:</text:p>
      <text:p text:style-name="P10">OS_DeclareQueue(QueueName,(Number of Elements),(Element Size));</text:p>
      <text:p text:style-name="P2">It is to be used outside of main(), where global variables are declared. </text:p>
      <text:p text:style-name="Text_20_body">For example:</text:p>
      <text:p text:style-name="P10">OS_DeclareQueue(myQueue,100,4);</text:p>
      <text:p text:style-name="P5">declares a Queue named "myQueue" which has room for 100 elements of a size of 4 bytes. Pay attention: only 99 positions are usable, the last one is used as full/empty recognition.</text:p>
      <text:p text:style-name="P5"/>
      <text:p text:style-name="P5">Technical information: </text:p>
      <text:p text:style-name="P5">The macro</text:p>
      <text:p text:style-name="P10">OS_DeclareQueue(myQueue,100,4);</text:p>
      <text:p text:style-name="Text_20_body">expands to:</text:p>
      <text:p text:style-name="P10">uint8_t OSQDmyQueue[100*4]; // OS Queue Data</text:p>
      <text:p text:style-name="P10">OS_Queue_t myQueue = {0,0,4,100*4,OSQDmyQueue} // Queue struct</text:p>
      <text:p text:style-name="P5">that means, it declares an array for the queue data and a queue struct, which contains the information and pointers to the data array.</text:p>
      <text:h text:style-name="P34" text:outline-level="2">uint8_t OS_QueueIn(OS_Queue_t* pQueue , uint8_t *pByte)</text:h>
      <text:p text:style-name="P5"><text:span text:style-name="T2">Put an element </text:span>into<text:span text:style-name="T2"> a FIFO queue. Return value is 1 if queue is full.</text:span></text:p>
      <text:p text:style-name="Text_20_body"/>
      <text:p text:style-name="Text_20_body">Then a 32bit-value can be stored to a queue as follows:</text:p>
      <text:p text:style-name="Code">ret = OS_QueueIn(&amp;myQueue,(uint8_t*)&amp;my32BitValue);</text:p>
      <text:h text:style-name="P34" text:outline-level="2">uint8_t OS_QueueOut(OS_Queue_t* pQueue, uint8_t *pByte)</text:h>
      <text:p text:style-name="P2">Get an element out of a FIFO queue. </text:p>
      <text:p text:style-name="P2">Return value is 1 if queue was empty and no data was copied.</text:p>
      <text:p text:style-name="P2">Element size depends on the queue declaration.</text:p>
      <text:p text:style-name="P2">The Pointer target must be of the same type and size as the source.</text:p>
      <text:p text:style-name="P2"/>
      <text:p text:style-name="Code">ret= OS_QueueOut(&amp;myQueue,(uint8_t*)&amp;my32BitValue);</text:p>
      <text:h text:style-name="P32" text:outline-level="1">Internal functions (normally not used by the user)</text:h>
      <text:h text:style-name="P33" text:outline-level="2">ISR <text:s/>(OS_ScheduleISR)__attribute__ ((naked,signal)); </text:h>
      <text:p text:style-name="P2">Internal, not to be called by the application;</text:p>
      <text:p text:style-name="P2">OS tick interrupt function (vector name must be defined in FabOS.h)</text:p>
      <text:h text:style-name="P33" text:outline-level="2">void OS_CreateTaskInt( void (*t)(), uint8_t taskNum, uint8_t *stack, uint8_t stackSize ) </text:h>
      <text:p text:style-name="P2">Internal, not to be called by the application;</text:p>
      <text:p text:style-name="P2">Create a task, function provided as macro for simplification.</text:p>
      <text:h text:style-name="P33" text:outline-level="2">int8_t OS_GetNextTaskNumber()</text:h>
      <text:p text:style-name="P2">Internal: determine the next task to be run according priority.</text:p>
      <text:h text:style-name="P33"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h text:style-name="P32" text:outline-level="1">Helper functions</text:h>
      <text:p text:style-name="P5">This functions are available, if the functionality in FabOS_config.h is activated.</text:p>
      <text:h text:style-name="Heading_20_2" text:outline-level="2">void OS_ErrorHook(uint8_t ErrNo)</text:h>
      <text:p text:style-name="Text_20_body">For error detection if <text:s/>OS_USEEXTCHECKS == 1 is used, a function of this name has to be provided. An example may look as follows:</text:p>
      <text:p text:style-name="Text_20_body"/>
      <text:p text:style-name="Code">void OS_ErrorHook(uint8_t ErrNo)</text:p>
      <text:p text:style-name="Code">{</text:p>
      <text:p text:style-name="Code"><text:tab/>static uint8_t dummy =0;</text:p>
      <text:p text:style-name="Code"><text:tab/>switch(ErrNo)</text:p>
      <text:p text:style-name="Code"><text:tab/>{</text:p>
      <text:p text:style-name="Code"><text:tab/><text:tab/>case 2:</text:p>
      <text:p text:style-name="Code"><text:tab/><text:tab/><text:tab/>// OS_WaitEvent: waiting in idle is not allowed</text:p>
      <text:p text:style-name="Code"><text:tab/><text:tab/><text:tab/>break;<text:tab/></text:p>
      <text:p text:style-name="Code"><text:tab/><text:tab/>case 4:</text:p>
      <text:p text:style-name="Code"><text:tab/><text:tab/><text:tab/>// OS_WaitAlarm: waiting in idle is not allowed</text:p>
      <text:p text:style-name="Code"><text:tab/><text:tab/><text:tab/>break;</text:p>
      <text:p text:style-name="Code"><text:tab/><text:tab/>case 5:</text:p>
      <text:p text:style-name="Code"><text:tab/><text:tab/><text:tab/>// OS_MutexGet: invalid Mutex number</text:p>
      <text:p text:style-name="Code"><text:tab/><text:tab/><text:tab/>break;</text:p>
      <text:p text:style-name="Code"><text:tab/><text:tab/>case 6:</text:p>
      <text:p text:style-name="Code"><text:tab/><text:tab/><text:tab/>// OS_MutexRelease: invalid Mutex number</text:p>
      <text:p text:style-name="Code"><text:tab/><text:tab/><text:tab/>break;</text:p>
      <text:p text:style-name="Code"><text:tab/><text:tab/>case 7:</text:p>
      <text:p text:style-name="Code"><text:tab/><text:tab/><text:tab/>// OS_Alarm misconfiguration</text:p>
      <text:p text:style-name="Code"><text:tab/><text:tab/><text:tab/>break;</text:p>
      <text:p text:style-name="Code"><text:tab/><text:tab/>case 8:</text:p>
      <text:p text:style-name="Code"><text:tab/><text:tab/><text:tab/>// OS_WaitAlarm: Alarm was not active</text:p>
      <text:p text:style-name="Code"><text:tab/><text:tab/><text:tab/>break;</text:p>
      <text:p text:style-name="Code"><text:tab/><text:tab/>case 9:</text:p>
      <text:p text:style-name="Code"><text:tab/><text:tab/><text:tab/>// OS_WaitAlarm: Alarm is not assigned to the task</text:p>
      <text:p text:style-name="Code"><text:tab/><text:tab/><text:tab/>break;</text:p>
      <text:p text:style-name="Code"><text:tab/><text:tab/>default:</text:p>
      <text:p text:style-name="Code"><text:tab/><text:tab/><text:tab/>break;<text:tab/></text:p>
      <text:p text:style-name="Code"><text:tab/>}</text:p>
      <text:p text:style-name="Code">}</text:p>
      <text:p text:style-name="Text_20_body">The code may be modified as needed.</text:p>
      <text:h text:style-name="P33" text:outline-level="2">uint16_t OS_GetUnusedStack (uint8_t TaskID)</text:h>
      <text:p text:style-name="P2">Get the unused stack space in bytes for any task.</text:p>
      <text:p text:style-name="P2">The parameter is the Task ID. For the idle task specify NUMTASKS.</text:p>
      <text:h text:style-name="Heading_20_2" text:outline-level="2">void OS_GetTicks(uint32_t* pTime) </text:h>
      <text:p text:style-name="Text_20_body">Get the elapsed OS-ticks (count of elapsed OS-ISR events)</text:p>
      <text:p text:style-name="Text_20_body">Can be used to implement a precise time information.</text:p>
      <text:h text:style-name="Heading_20_2" text:outline-level="2">uint8_t OS_GetQueueSpace(OS_Queue_t* pQueue)</text:h>
      <text:p text:style-name="Text_20_body">Get the number of unused queue elements in a queue.</text:p>
      <text:p text:style-name="Text_20_body">The parameter is a pointer to the queue.</text:p>
      <text:p text:style-name="Code"><text:soft-page-break/>space = OS_GetQueueSpace(&amp;TestQ);</text:p>
      <text:h text:style-name="Heading_20_1" text:outline-level="1">Programming hints</text:h>
      <text:h text:style-name="Heading_20_2" text:outline-level="2">Create a cyclic task</text:h>
      <text:p text:style-name="Text_20_body">To create a cyclic task, just set an alarm for the next activation directly after waiting for it. <text:s/>"myOS.CurrTask" could be replaced by the task ID.</text:p>
      <text:p text:style-name="Code">void myCyclicTask() </text:p>
      <text:p text:style-name="Code">{</text:p>
      <text:p text:style-name="Code"><text:tab/>OS_CreateAlarm(OSALMCyclicRepeat, OSTSKCyclic); // maybe in main()</text:p>
      <text:p text:style-name="Code"/>
      <text:p text:style-name="Code"><text:tab/>OS_SetAlarm(OSALMCyclicRepeat,10);</text:p>
      <text:p text:style-name="Code"><text:tab/>while(1)</text:p>
      <text:p text:style-name="Code"><text:tab/>{</text:p>
      <text:p text:style-name="Code"><text:tab/><text:tab/>OS_WaitAlarm(OSALMCyclicRepeat);</text:p>
      <text:p text:style-name="Code"><text:tab/><text:tab/>OS_SetAlarm(OSALMCyclicRepeat,10);</text:p>
      <text:p text:style-name="Code"><text:tab/><text:tab/></text:p>
      <text:p text:style-name="Code"><text:tab/><text:tab/>// this is a cyclic task, which runs exactly every 10 ticks</text:p>
      <text:p text:style-name="Code"/>
      <text:p text:style-name="Code"><text:tab/><text:tab/>// TODO add your code here</text:p>
      <text:p text:style-name="Code"><text:tab/>}</text:p>
      <text:p text:style-name="Code">}</text:p>
      <text:p text:style-name="Text_20_body">Attention: do not use the same alarm again within this task.</text:p>
      <text:p text:style-name="Text_20_body">To have cyclic tasks, which can wait for alarms, use another Alarm bound to this task to provide further delays within this task.</text:p>
      <text:p text:style-name="Text_20_body"/>
      <text:h text:style-name="Heading_20_1" text:outline-level="1">Program example</text:h>
      <text:p text:style-name="Text_20_body">This is the main.c of a onboard datalogger.</text:p>
      <text:p text:style-name="Text_20_body">The Code, which actually does stuff, is omitted here.</text:p>
      <text:p text:style-name="Text_20_body">The numerical defines for the Alarm IDs start with ALM_</text:p>
      <text:p text:style-name="Text_20_body">The numerical defines for the Task IDs start with TSK_</text:p>
      <text:p text:style-name="Text_20_body">The numerical defines for the Mutexes start with <text:s/>Mutex</text:p>
      <text:p text:style-name="Text_20_body"/>
      <text:p text:style-name="Code_5f_small">/*</text:p>
      <text:p text:style-name="Code_5f_small"><text:tab/>GPS-Logger</text:p>
      <text:p text:style-name="Code_5f_small"/>
      <text:p text:style-name="Code_5f_small"><text:tab/>Features:</text:p>
      <text:p text:style-name="Code_5f_small"><text:tab/>* RTC Time-Keeping</text:p>
      <text:p text:style-name="Code_5f_small"><text:tab/>* GPS serial analysis NMEA</text:p>
      <text:p text:style-name="Code_5f_small"><text:tab/>* g-meter analog</text:p>
      <text:p text:style-name="Code_5f_small"><text:tab/>* 4 analog inputs</text:p>
      <text:p text:style-name="Code_5f_small"><text:tab/>* DS18S20 temperature sensor</text:p>
      <text:p text:style-name="Code_5f_small"><text:tab/>* Power good sensing</text:p>
      <text:p text:style-name="Code_5f_small"><text:tab/>* SD-card</text:p>
      <text:p text:style-name="Code_5f_small"><text:tab/>* LCD</text:p>
      <text:p text:style-name="Code_5f_small"/>
      <text:p text:style-name="Code_5f_small"><text:tab/>Tasks:</text:p>
      <text:p text:style-name="Code_5f_small"/>
      <text:p text:style-name="Code_5f_small"><text:tab/>LCD (1s)</text:p>
      <text:p text:style-name="Code_5f_small"><text:tab/>DS18S20 acquisition (bit-banging)</text:p>
      <text:p text:style-name="Code_5f_small"><text:tab/>AD conversion including g-meter (+int)</text:p>
      <text:p text:style-name="Code_5f_small"><text:tab/>SD-card writing with power good from ISR</text:p>
      <text:p text:style-name="Code_5f_small"><text:tab/>NMEA GPS-analysis (+int)</text:p>
      <text:p text:style-name="Code_5f_small"><text:tab/>Idle: RTC</text:p>
      <text:p text:style-name="Code_5f_small">*/</text:p>
      <text:p text:style-name="Code_5f_small"/>
      <text:p text:style-name="Code_5f_small">#include "OS/FabOS.h"</text:p>
      <text:p text:style-name="Code_5f_small">#include "nmea.h"</text:p>
      <text:p text:style-name="Code_5f_small">#include "main.h"</text:p>
      <text:p text:style-name="Code_5f_small"/>
      <text:p text:style-name="Code_5f_small">OS_DeclareTask(TaskSD,200);</text:p>
      <text:p text:style-name="Code_5f_small">OS_DeclareTask(TaskDS1820,200);</text:p>
      <text:p text:style-name="Code_5f_small">OS_DeclareTask(TaskADC,200);</text:p>
      <text:p text:style-name="Code_5f_small">OS_DeclareTask(TaskLCD,200);</text:p>
      <text:p text:style-name="Code_5f_small">OS_DeclareTask(TaskNMEA,200);</text:p>
      <text:p text:style-name="Code_5f_small"/>
      <text:p text:style-name="Code_5f_small">OS_DeclareQueue(NMEAQueue,50,1); // type: OS_Queue_t</text:p>
      <text:p text:style-name="Code_5f_small"/>
      <text:p text:style-name="Code_5f_small">#define MutexIO 0</text:p>
      <text:p text:style-name="Code_5f_small">#define MutexGPS 1</text:p>
      <text:p text:style-name="Code_5f_small"/>
      <text:p text:style-name="Code_5f_small">// Other stuff</text:p>
      <text:p text:style-name="Code_5f_small"/>
      <text:p text:style-name="Code_5f_small">struct </text:p>
      <text:p text:style-name="Code_5f_small"><text:tab/>{</text:p>
      <text:p text:style-name="Code_5f_small"><text:tab/><text:tab/>uint16_t ADC1;</text:p>
      <text:p text:style-name="Code_5f_small"><text:tab/><text:tab/>uint16_t ADC2;</text:p>
      <text:p text:style-name="Code_5f_small"><text:tab/><text:tab/>uint16_t ADC3;</text:p>
      <text:p text:style-name="Code_5f_small"><text:tab/><text:tab/>uint16_t ADC4;</text:p>
      <text:p text:style-name="Code_5f_small"><text:tab/><text:tab/>uint16_t Acc_X;</text:p>
      <text:p text:style-name="Code_5f_small"><text:tab/><text:tab/>uint16_t Acc_Y;</text:p>
      <text:p text:style-name="Code_5f_small"><text:tab/><text:tab/>uint16_t Temp1; // DS18s20</text:p>
      <text:p text:style-name="Code_5f_small"><text:tab/><text:tab/>uint16_t Temp2;</text:p>
      <text:p text:style-name="Code_5f_small"><text:tab/><text:tab/>uint16_t Voltage;</text:p>
      <text:p text:style-name="Code_5f_small"><text:tab/>} MyIOs;</text:p>
      <text:p text:style-name="Code_5f_small"/>
      <text:p text:style-name="Code_5f_small">GpsInfo_t MyGPS;</text:p>
      <text:p text:style-name="Code_5f_small">void CPU_init(void);</text:p>
      <text:p text:style-name="Code_5f_small"/>
      <text:p text:style-name="Code_5f_small">int main(void)</text:p>
      <text:p text:style-name="Code_5f_small">{</text:p>
      <text:p text:style-name="Code_5f_small"><text:tab/>CPU_init();</text:p>
      <text:p text:style-name="Code_5f_small"/>
      <text:p text:style-name="Code_5f_small"><text:tab/>OS_CreateTask(TaskSD,TID_SD);</text:p>
      <text:p text:style-name="Code_5f_small"><text:soft-page-break/><text:tab/>OS_CreateTask(TaskDS1820,TID_DS);</text:p>
      <text:p text:style-name="Code_5f_small"><text:tab/>OS_CreateTask(TaskADC,TID_ADC);<text:tab/></text:p>
      <text:p text:style-name="Code_5f_small"><text:tab/>OS_CreateTask(TaskLCD,TID_LCD);</text:p>
      <text:p text:style-name="Code_5f_small"><text:tab/>OS_CreateTask(TaskNMEA,TID_NMEA);</text:p>
      <text:p text:style-name="Code_5f_small"/>
      <text:p text:style-name="Code_5f_small"><text:tab/>OS_CreateAlarm(ALM_ADC, TID_ADC);</text:p>
      <text:p text:style-name="Code_5f_small"><text:tab/>OS_CreateAlarm(ALM_LCD, TID_LCD);</text:p>
      <text:p text:style-name="Code_5f_small"><text:tab/>OS_CreateAlarm(ALM_Timeout, TID_NMEA);</text:p>
      <text:p text:style-name="Code_5f_small"/>
      <text:p text:style-name="Code_5f_small"><text:tab/>OS_StartExecution();</text:p>
      <text:p text:style-name="Code_5f_small"><text:tab/>while(1)</text:p>
      <text:p text:style-name="Code_5f_small"><text:tab/>{</text:p>
      <text:p text:style-name="Code_5f_small"><text:tab/><text:tab/>// take care of the RTC</text:p>
      <text:p text:style-name="Code_5f_small"><text:tab/>}</text:p>
      <text:p text:style-name="Code_5f_small">}</text:p>
      <text:p text:style-name="Code_5f_small"/>
      <text:p text:style-name="Code_5f_small">void TaskSD(void)</text:p>
      <text:p text:style-name="Code_5f_small">{</text:p>
      <text:p text:style-name="Code_5f_small"><text:tab/>while(1)</text:p>
      <text:p text:style-name="Code_5f_small"><text:tab/>{</text:p>
      <text:p text:style-name="Code_5f_small"><text:tab/><text:tab/>OS_WaitEvent(EVNT_Go); // sent by ADC</text:p>
      <text:p text:style-name="Code_5f_small"/>
      <text:p text:style-name="Code_5f_small"><text:tab/><text:tab/>OS_MutexGet(MutexGPS);</text:p>
      <text:p text:style-name="Code_5f_small"><text:tab/><text:tab/>// do write actual coordinates</text:p>
      <text:p text:style-name="Code_5f_small"><text:tab/><text:tab/>OS_MutexRelease(MutexGPS);</text:p>
      <text:p text:style-name="Code_5f_small"/>
      <text:p text:style-name="Code_5f_small"><text:tab/><text:tab/>OS_MutexGet(MutexIO);</text:p>
      <text:p text:style-name="Code_5f_small"><text:tab/><text:tab/>// do write the stuff</text:p>
      <text:p text:style-name="Code_5f_small"><text:tab/><text:tab/>OS_MutexRelease(MutexIO);</text:p>
      <text:p text:style-name="Code_5f_small"><text:tab/>}</text:p>
      <text:p text:style-name="Code_5f_small">}</text:p>
      <text:p text:style-name="Code_5f_small"/>
      <text:p text:style-name="Code_5f_small">void TaskDS1820(void)</text:p>
      <text:p text:style-name="Code_5f_small">{</text:p>
      <text:p text:style-name="Code_5f_small"><text:tab/>while(1)</text:p>
      <text:p text:style-name="Code_5f_small"><text:tab/>{</text:p>
      <text:p text:style-name="Code_5f_small"><text:tab/><text:tab/>OS_WaitEvent(EVNT_Go); // sent by LCD, 1s beat</text:p>
      <text:p text:style-name="Code_5f_small"><text:tab/><text:tab/>// do DS18s20 acquisition</text:p>
      <text:p text:style-name="Code_5f_small"/>
      <text:p text:style-name="Code_5f_small"><text:tab/><text:tab/>//use</text:p>
      <text:p text:style-name="Code_5f_small"><text:tab/><text:tab/>OS_WaitTicks(75); <text:s/>//750ms conversion time</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p>
      <text:p text:style-name="Code_5f_small">}</text:p>
      <text:p text:style-name="Code_5f_small"/>
      <text:p text:style-name="Code_5f_small">void TaskADC(void)</text:p>
      <text:p text:style-name="Code_5f_small">{</text:p>
      <text:p text:style-name="Code_5f_small"><text:tab/>OS_SetAlarm(ALM_ADC,10); // every 100ms</text:p>
      <text:p text:style-name="Code_5f_small"><text:tab/>while(1)</text:p>
      <text:p text:style-name="Code_5f_small"><text:tab/>{</text:p>
      <text:p text:style-name="Code_5f_small"><text:tab/><text:tab/>OS_WaitAlarm(ALM_ADC);</text:p>
      <text:p text:style-name="Code_5f_small"><text:tab/><text:tab/>OS_SetAlarm(ALM_ADC,10); // every 100ms</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tab/>if(/*big value change and voltage ok*/1)</text:p>
      <text:p text:style-name="Code_5f_small"><text:tab/><text:tab/>{</text:p>
      <text:p text:style-name="Code_5f_small"><text:tab/><text:tab/><text:tab/>OS_SetEvent(TID_SD,EVNT_Go);</text:p>
      <text:p text:style-name="Code_5f_small"><text:tab/><text:tab/>}</text:p>
      <text:p text:style-name="Code_5f_small"><text:tab/>}</text:p>
      <text:p text:style-name="Code_5f_small">}</text:p>
      <text:p text:style-name="Code_5f_small"/>
      <text:p text:style-name="Code_5f_small">void TaskLCD(void)</text:p>
      <text:p text:style-name="Code_5f_small">{</text:p>
      <text:p text:style-name="Code_5f_small"><text:tab/>OS_SetAlarm(ALM_LCD,100); // every second</text:p>
      <text:p text:style-name="Code_5f_small"><text:tab/>while(1)</text:p>
      <text:p text:style-name="Code_5f_small"><text:tab/>{</text:p>
      <text:p text:style-name="Code_5f_small"><text:tab/><text:tab/>OS_WaitAlarm(ALM_LCD);</text:p>
      <text:p text:style-name="Code_5f_small"><text:tab/><text:tab/>OS_SetAlarm(ALM_LCD,100); // every second</text:p>
      <text:p text:style-name="Code_5f_small"/>
      <text:p text:style-name="Code_5f_small"><text:soft-page-break/><text:tab/><text:tab/>OS_MutexGet(MutexIO);</text:p>
      <text:p text:style-name="Code_5f_small"><text:tab/><text:tab/>// display stuff</text:p>
      <text:p text:style-name="Code_5f_small"><text:tab/><text:tab/>OS_MutexRelease(MutexIO);</text:p>
      <text:p text:style-name="Code_5f_small"/>
      <text:p text:style-name="Code_5f_small"><text:tab/><text:tab/>OS_MutexGet(MutexGPS);</text:p>
      <text:p text:style-name="Code_5f_small"><text:tab/><text:tab/>// display actual coordinates</text:p>
      <text:p text:style-name="Code_5f_small"><text:tab/><text:tab/>OS_MutexRelease(MutexGPS);</text:p>
      <text:p text:style-name="Code_5f_small"/>
      <text:p text:style-name="Code_5f_small"><text:tab/><text:tab/>OS_SetEvent(TID_DS,EVNT_Go); // wake up the DS18s20 Task</text:p>
      <text:p text:style-name="Code_5f_small"><text:tab/>}</text:p>
      <text:p text:style-name="Code_5f_small">}</text:p>
      <text:p text:style-name="Code_5f_small"/>
      <text:p text:style-name="Code_5f_small">void TaskNMEA(void)</text:p>
      <text:p text:style-name="Code_5f_small">{</text:p>
      <text:p text:style-name="Code_5f_small"><text:tab/>uint8_t byte,ret,i;</text:p>
      <text:p text:style-name="Code_5f_small"><text:tab/>uint8_t packet[50];<text:tab/></text:p>
      <text:p text:style-name="Code_5f_small"/>
      <text:p text:style-name="Code_5f_small"><text:tab/>while(1)</text:p>
      <text:p text:style-name="Code_5f_small"><text:tab/>{</text:p>
      <text:p text:style-name="Code_5f_small"><text:tab/><text:tab/>ret = OS_WaitEventTimeout(EVNT_Go|EVNT_Error, ALM_Timeout, 200); </text:p>
      <text:p text:style-name="Code_5f_small"><text:tab/><text:tab/>// sent by ISR, new message complete, if no Message, timeout.after 2 s</text:p>
      <text:p text:style-name="Code_5f_small"><text:tab/><text:tab/>if(ret == 0 || ret &amp; EVNT_Error)</text:p>
      <text:p text:style-name="Code_5f_small"><text:tab/><text:tab/>{</text:p>
      <text:p text:style-name="Code_5f_small"><text:tab/><text:tab/><text:tab/>while(!OS_QueueOut(&amp;NMEAQueue, &amp;byte)); // empty the queue</text:p>
      <text:p text:style-name="Code_5f_small"/>
      <text:p text:style-name="Code_5f_small"><text:tab/><text:tab/><text:tab/>// invalidate GPS data</text:p>
      <text:p text:style-name="Code_5f_small"><text:tab/><text:tab/>}</text:p>
      <text:p text:style-name="Code_5f_small"><text:tab/><text:tab/>else</text:p>
      <text:p text:style-name="Code_5f_small"><text:tab/><text:tab/>{</text:p>
      <text:p text:style-name="Code_5f_small"><text:tab/><text:tab/><text:tab/>//operate queue</text:p>
      <text:p text:style-name="Code_5f_small"><text:tab/><text:tab/><text:tab/>for(i=0;i&lt;sizeof(packet);i++)</text:p>
      <text:p text:style-name="Code_5f_small"><text:tab/><text:tab/><text:tab/>{</text:p>
      <text:p text:style-name="Code_5f_small"><text:tab/><text:tab/><text:tab/><text:tab/>if(!OS_QueueOut(&amp;NMEAQueue, &amp;byte))</text:p>
      <text:p text:style-name="Code_5f_small"><text:tab/><text:tab/><text:tab/><text:tab/>{</text:p>
      <text:p text:style-name="Code_5f_small"><text:tab/><text:tab/><text:tab/><text:tab/><text:tab/>packet[i] = byte;</text:p>
      <text:p text:style-name="Code_5f_small"><text:tab/><text:tab/><text:tab/><text:tab/>}</text:p>
      <text:p text:style-name="Code_5f_small"><text:tab/><text:tab/><text:tab/><text:tab/>else</text:p>
      <text:p text:style-name="Code_5f_small"><text:tab/><text:tab/><text:tab/><text:tab/>{</text:p>
      <text:p text:style-name="Code_5f_small"><text:tab/><text:tab/><text:tab/><text:tab/><text:tab/>break;</text:p>
      <text:p text:style-name="Code_5f_small"><text:tab/><text:tab/><text:tab/><text:tab/>}</text:p>
      <text:p text:style-name="Code_5f_small"><text:tab/><text:tab/><text:tab/>}</text:p>
      <text:p text:style-name="Code_5f_small"><text:tab/><text:tab/><text:tab/>//process message byte...</text:p>
      <text:p text:style-name="Code_5f_small"><text:tab/><text:tab/><text:tab/>OS_MutexGet(MutexGPS);</text:p>
      <text:p text:style-name="Code_5f_small"/>
      <text:p text:style-name="Code_5f_small"><text:tab/><text:tab/><text:tab/>// add actual coordinates</text:p>
      <text:p text:style-name="Code_5f_small"><text:tab/><text:tab/><text:tab/>nmeaProcessPacket((char*)packet,&amp;MyGPS);</text:p>
      <text:p text:style-name="Code_5f_small"><text:tab/><text:tab/><text:tab/><text:tab/></text:p>
      <text:p text:style-name="Code_5f_small"><text:tab/><text:tab/><text:tab/>OS_MutexRelease(MutexGPS);</text:p>
      <text:p text:style-name="Code_5f_small"><text:tab/><text:tab/>}</text:p>
      <text:p text:style-name="Code_5f_small"><text:tab/>}</text:p>
      <text:p text:style-name="Code_5f_small">}</text:p>
      <text:p text:style-name="Code_5f_small"/>
      <text:p text:style-name="Code_5f_small">void CPU_init(void)</text:p>
      <text:p text:style-name="Code_5f_small">{</text:p>
      <text:p text:style-name="Code_5f_small"><text:tab/>// init cyclic ISR</text:p>
      <text:p text:style-name="Code_5f_small"><text:tab/>TCCR1A = 0b00000000; <text:line-break/><text:tab/>TCCR1B = 0b00000010; //1250 kHZ timer ck<text:line-break/><text:tab/>OCR1A <text:s/>= 12500; //interrupt every 10ms at 10MHz</text:p>
      <text:p text:style-name="Code_5f_small"><text:tab/>TIMSK1 |= 1&lt;&lt;OCIE1A;</text:p>
      <text:p text:style-name="Code_5f_small">}</text:p>
      <text:p text:style-name="Code_5f_small"/>
      <text:p text:style-name="Code_5f_small">#if OS_USEEXTCHECKS == 1</text:p>
      <text:p text:style-name="Code_5f_small">void OS_ErrorHook(uint8_t ErrNo)</text:p>
      <text:p text:style-name="Code_5f_small">{</text:p>
      <text:p text:style-name="Code_5f_small"><text:tab/>// you custom error handling</text:p>
      <text:p text:style-name="Code_5f_small">}</text:p>
      <text:p text:style-name="Code_5f_small">#end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size="10.5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5f_small" style:display-name="Code_small" style:family="paragraph" style:parent-style-name="Code" style:class="text">
      <style:text-properties fo:font-size="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FabOS Programmers Guide<text:tab/><text:tab/><text:span text:style-name="MT1">©</text:span> 2010 by Fabian Huslik</text:p>
      </style:header>
      <style:footer>
        <text:p text:style-name="MP1"><text:tab/><text:page-number text:select-page="current">21</text:page-number>/<text:page-count>22</text:page-count><text:tab/><text:date style:data-style-name="N84" text:date-value="2010-04-30T02:02:04.21" text:fixed="true">2010-04-30</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24H54M20S</meta:editing-duration>
    <meta:editing-cycles>64</meta:editing-cycles>
    <meta:generator>OpenOffice.org/3.2$Win32 OpenOffice.org_project/320m12$Build-9483</meta:generator>
    <dc:date>2010-06-09T00:06:54.03</dc:date>
    <dc:creator>Fabian Huslik</dc:creator>
    <meta:document-statistic meta:table-count="0" meta:image-count="0" meta:object-count="0" meta:page-count="22" meta:paragraph-count="547" meta:word-count="3741" meta:character-count="25307"/>
    <meta:user-defined meta:name="Info 1"/>
    <meta:user-defined meta:name="Info 2"/>
    <meta:user-defined meta:name="Info 3"/>
    <meta:user-defined meta:name="Info 4"/>
  </office:meta>
</office:document-meta>
</file>